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solid" draw:fill-color="#b3b3b3" draw:opacity="50%" draw:textarea-horizontal-align="justify" draw:textarea-vertical-align="middle" draw:auto-grow-height="false" fo:padding-top="0.175cm" fo:padding-bottom="0.175cm" fo:padding-left="0.3cm" fo:padding-right="0.3cm" draw:shadow-opacity="50%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text-properties style:font-name="Comic Sans MS" fo:font-size="22pt" style:font-size-asian="22pt" style:font-size-complex="22pt"/>
    </style:style>
    <style:style style:name="P3" style:family="paragraph">
      <style:paragraph-properties fo:text-align="center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4" draw:id="id4" draw:layer="layout" svg:width="1.2cm" svg:height="1.1cm" svg:x="16.6cm" svg:y="10.7cm"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1.2cm" svg:height="1.1cm" svg:x="16.6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2.2cm" svg:height="13.8cm" svg:x="1.3cm" svg:y="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041cm" svg:height="1.431cm" svg:x="1.9cm" svg:y="1.1cm">
          <draw:text-box>
            <text:p><text:span text:style-name="T1">CPU</text:span></text:p>
          </draw:text-box>
        </draw:frame>
        <draw:custom-shape draw:style-name="gr4" draw:text-style-name="P1" draw:layer="layout" svg:width="4.6cm" svg:height="2.1cm" svg:x="2.5cm" svg:y="12.7cm">
          <text:p text:style-name="P3"><text:span text:style-name="T1">Register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6cm" svg:height="2.1cm" svg:x="7.6cm" svg:y="12.7cm">
          <text:p text:style-name="P3"><text:span text:style-name="T1">Register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0.6cm" svg:height="13.8cm" svg:x="14.9cm" svg:y="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493cm" svg:height="1.431cm" svg:x="15.5cm" svg:y="1.1cm">
          <draw:text-box>
            <text:p><text:span text:style-name="T1">Memory</text:span></text:p>
          </draw:text-box>
        </draw:frame>
        <draw:custom-shape draw:style-name="gr4" draw:text-style-name="P1" draw:layer="layout" svg:width="7.9cm" svg:height="2.6cm" svg:x="16.2cm" svg:y="3.2cm">
          <text:p text:style-name="P3"><text:span text:style-name="T1">Program cod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9cm" svg:height="3.7cm" svg:x="16.2cm" svg:y="8.8cm">
          <text:p text:style-name="P3"><text:span text:style-name="T1">Call st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3" draw:id="id3" draw:layer="layout" svg:width="6.992cm" svg:height="2.1cm" svg:x="2.5cm" svg:y="9.8cm">
          <text:p text:style-name="P3"><text:span text:style-name="T1">Stack 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" draw:id="id1" draw:layer="layout" svg:width="6.992cm" svg:height="2.1cm" svg:x="2.5cm" svg:y="7cm">
          <text:p text:style-name="P3"><text:span text:style-name="T1">Program cou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9.492cm" svg:y1="8.05cm" svg:x2="16.6cm" svg:y2="4.85cm" draw:start-shape="id1" draw:start-glue-point="1" draw:end-shape="id2" draw:end-glue-point="3" svg:d="M9492 8050c5370 0 1816-3200 7108-3200" svg:viewBox="0 0 7109 3201">
          <text:p/>
        </draw:connector>
        <draw:connector draw:style-name="gr5" draw:text-style-name="P1" draw:layer="layout" draw:type="curve" svg:x1="9.492cm" svg:y1="10.85cm" svg:x2="16.6cm" svg:y2="11.25cm" draw:start-shape="id3" draw:start-glue-point="1" draw:end-shape="id4" draw:end-glue-point="3" svg:d="M9492 10850c5370 0 1816 400 7108 400" svg:viewBox="0 0 7109 401">
          <text:p/>
        </draw:connector>
        <draw:custom-shape draw:style-name="gr6" draw:text-style-name="P1" draw:layer="layout" svg:width="22.892cm" svg:height="8.7cm" svg:x="1.908cm" svg:y="6.5cm">
          <text:p text:style-name="P3"><text:span text:style-name="T1"/></text:p>
          <draw:enhanced-geometry svg:viewBox="0 0 21600 21600" draw:path-stretchpoint-x="10800" draw:path-stretchpoint-y="10800" draw:text-areas="?f3 ?f4 ?f5 ?f6" draw:type="round-rectangle" draw:modifiers="2493.120313009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3.489cm" svg:height="1.431cm" svg:x="20.4cm" svg:y="13.469cm">
          <draw:text-box>
            <text:p><text:span text:style-name="T1">Contex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7-22T20:23:04.029382855</meta:creation-date>
    <dc:date>2014-07-23T21:46:52.939377422</dc:date>
    <dc:creator>Okabe Kiwamu</dc:creator>
    <meta:editing-duration>PT25M32S</meta:editing-duration>
    <meta:editing-cycles>33</meta:editing-cycles>
    <meta:generator>LibreOffice/4.2.5.2$Linux_X86_64 LibreOffice_project/420m0$Build-2</meta:generator>
    <meta:document-statistic meta:object-count="16"/>
  </office:meta>
</office:document-meta>
</file>